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7b3d" officeooo:paragraph-rsid="00147b3d"/>
    </style:style>
    <style:style style:name="P2" style:family="paragraph" style:parent-style-name="Standard">
      <style:text-properties officeooo:rsid="0015dfc0" officeooo:paragraph-rsid="0015dfc0"/>
    </style:style>
    <style:style style:name="P3" style:family="paragraph" style:parent-style-name="Standard">
      <style:text-properties officeooo:rsid="00171e6d" officeooo:paragraph-rsid="00171e6d"/>
    </style:style>
    <style:style style:name="P4" style:family="paragraph" style:parent-style-name="Standard">
      <style:text-properties officeooo:rsid="0017cd00" officeooo:paragraph-rsid="0017cd00"/>
    </style:style>
    <style:style style:name="P5" style:family="paragraph" style:parent-style-name="Standard">
      <style:text-properties officeooo:rsid="0017d0a2" officeooo:paragraph-rsid="0017d0a2"/>
    </style:style>
    <style:style style:name="P6" style:family="paragraph" style:parent-style-name="Standard">
      <style:text-properties style:text-underline-style="none" officeooo:rsid="00147b3d" officeooo:paragraph-rsid="00147b3d"/>
    </style:style>
    <style:style style:name="P7" style:family="paragraph" style:parent-style-name="Standard">
      <style:text-properties officeooo:rsid="00197fac" officeooo:paragraph-rsid="00197fac"/>
    </style:style>
    <style:style style:name="P8" style:family="paragraph" style:parent-style-name="Standard">
      <style:text-properties officeooo:rsid="001b6f7b" officeooo:paragraph-rsid="001b6f7b"/>
    </style:style>
    <style:style style:name="P9" style:family="paragraph" style:parent-style-name="Standard">
      <style:text-properties officeooo:rsid="001bd755" officeooo:paragraph-rsid="001bd755"/>
    </style:style>
    <style:style style:name="P10" style:family="paragraph" style:parent-style-name="Standard">
      <style:text-properties officeooo:rsid="001dcb3a" officeooo:paragraph-rsid="001dcb3a"/>
    </style:style>
    <style:style style:name="P11" style:family="paragraph" style:parent-style-name="Standard">
      <style:text-properties officeooo:rsid="001ea187" officeooo:paragraph-rsid="001ea187"/>
    </style:style>
    <style:style style:name="P12" style:family="paragraph" style:parent-style-name="Standard">
      <style:text-properties officeooo:rsid="001ea187" officeooo:paragraph-rsid="001eabd6"/>
    </style:style>
    <style:style style:name="P13" style:family="paragraph" style:parent-style-name="Standard">
      <style:text-properties officeooo:rsid="001ea187" officeooo:paragraph-rsid="001f1957"/>
    </style:style>
    <style:style style:name="P14" style:family="paragraph" style:parent-style-name="Standard">
      <style:text-properties officeooo:rsid="001eabd6" officeooo:paragraph-rsid="001eabd6"/>
    </style:style>
    <style:style style:name="P15" style:family="paragraph" style:parent-style-name="Standard">
      <style:text-properties officeooo:rsid="0020e469" officeooo:paragraph-rsid="0020e469"/>
    </style:style>
    <style:style style:name="P16" style:family="paragraph" style:parent-style-name="Standard">
      <style:text-properties officeooo:rsid="0021e9bd" officeooo:paragraph-rsid="0021e9bd"/>
    </style:style>
    <style:style style:name="P17" style:family="paragraph" style:parent-style-name="Standard">
      <style:text-properties officeooo:rsid="0023ca0a" officeooo:paragraph-rsid="0023ca0a"/>
    </style:style>
    <style:style style:name="P18" style:family="paragraph" style:parent-style-name="Standard">
      <style:text-properties style:text-underline-style="solid" style:text-underline-width="auto" style:text-underline-color="font-color" officeooo:rsid="0021e9bd" officeooo:paragraph-rsid="0021e9bd"/>
    </style:style>
    <style:style style:name="P19" style:family="paragraph" style:parent-style-name="Standard">
      <style:text-properties officeooo:rsid="00258310" officeooo:paragraph-rsid="00258310"/>
    </style:style>
    <style:style style:name="P20" style:family="paragraph" style:parent-style-name="Standard">
      <style:text-properties officeooo:rsid="002747f4" officeooo:paragraph-rsid="002747f4"/>
    </style:style>
    <style:style style:name="P21" style:family="paragraph" style:parent-style-name="Standard">
      <style:text-properties officeooo:rsid="002965d7" officeooo:paragraph-rsid="002965d7"/>
    </style:style>
    <style:style style:name="P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1e6d" officeooo:paragraph-rsid="00171e6d"/>
    </style:style>
    <style:style style:name="P2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7d0a2" officeooo:paragraph-rsid="0017d0a2"/>
    </style:style>
    <style:style style:name="P2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bd755" officeooo:paragraph-rsid="001bd755"/>
    </style:style>
    <style:style style:name="P2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17cd00"/>
    </style:style>
    <style:style style:name="P2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0e469" officeooo:paragraph-rsid="0020e469"/>
    </style:style>
    <style:style style:name="P2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2747f4" officeooo:paragraph-rsid="002747f4"/>
    </style:style>
    <style:style style:name="P28" style:family="paragraph" style:parent-style-name="Standard">
      <style:text-properties officeooo:rsid="002965d7" officeooo:paragraph-rsid="002965d7"/>
    </style:style>
    <style:style style:name="T1" style:family="text">
      <style:text-properties officeooo:rsid="0017d0a2"/>
    </style:style>
    <style:style style:name="T2" style:family="text">
      <style:text-properties officeooo:rsid="0019335c"/>
    </style:style>
    <style:style style:name="T3" style:family="text">
      <style:text-properties officeooo:rsid="00197fac"/>
    </style:style>
    <style:style style:name="T4" style:family="text">
      <style:text-properties style:text-underline-style="none"/>
    </style:style>
    <style:style style:name="T5" style:family="text">
      <style:text-properties officeooo:rsid="001f1957"/>
    </style:style>
    <style:style style:name="T6" style:family="text">
      <style:text-properties officeooo:rsid="0021e9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rear nombre</text:p>
      <text:p text:style-name="P1">git config --global <text:s/>user.name “”</text:p>
      <text:p text:style-name="P1"/>
      <text:p text:style-name="P1">Crear email</text:p>
      <text:p text:style-name="P1">git config --global <text:s/>user.email <text:s/>“”</text:p>
      <text:p text:style-name="P1"/>
      <text:p text:style-name="P1">Colores Commit</text:p>
      <text:p text:style-name="P1">git config --global <text:s/>color.ui true</text:p>
      <text:p text:style-name="P1"/>
      <text:p text:style-name="P1">Ver configuraciones</text:p>
      <text:p text:style-name="P1">git config --global <text:s/>--list</text:p>
      <text:p text:style-name="P1"/>
      <text:p text:style-name="P1"><text:span text:style-name="T2">crea </text:span><text:s/><text:span text:style-name="T2">e</text:span>l proyecto <text:span text:style-name="T2">da inicio</text:span></text:p>
      <text:p text:style-name="P1">git init</text:p>
      <text:p text:style-name="P1"/>
      <text:p text:style-name="P8">muestra el estado actual de los archivos</text:p>
      <text:p text:style-name="P1"/>
      <text:p text:style-name="P8">git status</text:p>
      <text:p text:style-name="P1"/>
      <text:p text:style-name="P1">nota: comando monitorea el proyecto en curso.</text:p>
      <text:p text:style-name="P6"/>
      <text:p text:style-name="P7">Agrega los cambios realizados al commit todo lo que se halla editado no lo sube al comit</text:p>
      <text:p text:style-name="P1"/>
      <text:p text:style-name="P1">git add -A</text:p>
      <text:p text:style-name="P1"/>
      <text:p text:style-name="P1">agrega <text:span text:style-name="T3">todo lo que se le halla indicado a subir y guarda todo en el commit</text:span></text:p>
      <text:p text:style-name="P1"/>
      <text:p text:style-name="P1">git commit -<text:span text:style-name="T2">m </text:span>“descipcion de los cambios realizados”</text:p>
      <text:p text:style-name="P1"/>
      <text:p text:style-name="P1">registra los cambios realizados y los guarda</text:p>
      <text:p text:style-name="P1"/>
      <text:p text:style-name="P1">Mostrar commits echos</text:p>
      <text:p text:style-name="P1"/>
      <text:p text:style-name="P1">git log</text:p>
      <text:p text:style-name="P1"/>
      <text:p text:style-name="P1">Retorna al commit <text:span text:style-name="T2">que se le indique</text:span></text:p>
      <text:p text:style-name="P1"/>
      <text:p text:style-name="P1">git checkout “descripcion commit” <text:span text:style-name="T2">codigos raros</text:span></text:p>
      <text:p text:style-name="P1"/>
      <text:p text:style-name="P2">Retorna al ultimo commit <text:span text:style-name="T2">principal ultimo</text:span></text:p>
      <text:p text:style-name="P2"/>
      <text:p text:style-name="P2">git checkout master</text:p>
      <text:p text:style-name="P2"/>
      <text:p text:style-name="P3">Borra el commit</text:p>
      <text:p text:style-name="P3"/>
      <text:p text:style-name="P3">git --reset soft</text:p>
      <text:p text:style-name="P3"/>
      <text:p text:style-name="P3">Borra todo regresa al inicio - peligroso</text:p>
      <text:p text:style-name="P3"/>
      <text:p text:style-name="P3"><text:soft-page-break/>git --reset hard (commit)</text:p>
      <text:p text:style-name="P3"/>
      <text:p text:style-name="P3"/>
      <text:p text:style-name="P3"/>
      <text:p text:style-name="P3">muestra todos los comits en un archivo</text:p>
      <text:p text:style-name="P3"/>
      <text:p text:style-name="P3">git log (mayor que) commits.txt</text:p>
      <text:p text:style-name="P22"/>
      <text:p text:style-name="P4">Muestra el branch actual <text:span text:style-name="T1">y crea agregandole el nombre</text:span></text:p>
      <text:p text:style-name="P5"/>
      <text:p text:style-name="P4">git branch(opcional seleccione branch branch)</text:p>
      <text:p text:style-name="P4"/>
      <text:p text:style-name="P5">Selecciona el branch </text:p>
      <text:p text:style-name="P5"/>
      <text:p text:style-name="P5">git checkout “nombre del branch para seleccionarlo</text:p>
      <text:p text:style-name="P23"/>
      <text:p text:style-name="P9">fisiones (fusiona un branch con el otro)</text:p>
      <text:p text:style-name="P9"/>
      <text:p text:style-name="P9">primero ubicarse en el brach que desea continuar</text:p>
      <text:p text:style-name="P9"/>
      <text:p text:style-name="P10">git merge “nombre del branch”</text:p>
      <text:p text:style-name="P10"/>
      <text:p text:style-name="P10">crear y posicionarse en el branch </text:p>
      <text:p text:style-name="P10"/>
      <text:p text:style-name="P10">git check out -b “nombre del branch”<text:line-break/></text:p>
      <text:p text:style-name="P10">eliminar branch</text:p>
      <text:p text:style-name="P10"/>
      <text:p text:style-name="P10">git branch -D “nombre de branch”</text:p>
      <text:p text:style-name="P24"/>
      <text:p text:style-name="P11">clonar proyecto git hub</text:p>
      <text:p text:style-name="P11"/>
      <text:p text:style-name="P11">git clone “url repositorio”</text:p>
      <text:p text:style-name="P11"/>
      <text:p text:style-name="P11">conectar repositrio git hub con repositorio local</text:p>
      <text:p text:style-name="P11"/>
      <text:p text:style-name="P13">git remote add origin “url repositorio”</text:p>
      <text:p text:style-name="P11"/>
      <text:p text:style-name="P11">ver repositorio conectado</text:p>
      <text:p text:style-name="P11"/>
      <text:p text:style-name="P11">git remote -v</text:p>
      <text:p text:style-name="P11"/>
      <text:p text:style-name="P11">quitar repositorio</text:p>
      <text:p text:style-name="P11"/>
      <text:p text:style-name="P11">git remote remove origin</text:p>
      <text:p text:style-name="P11"/>
      <text:p text:style-name="P14">subir archivos</text:p>
      <text:p text:style-name="P14"/>
      <text:p text:style-name="P12"><text:soft-page-break/>git <text:span text:style-name="T5">push origin “nombre branch”</text:span></text:p>
      <text:p text:style-name="P25"/>
      <text:p text:style-name="P15"/>
      <text:p text:style-name="P15">Cambiar comentario commit</text:p>
      <text:p text:style-name="P15"/>
      <text:p text:style-name="P15">git commit --amend -m “cambio que se va a realizar”</text:p>
      <text:p text:style-name="P15"/>
      <text:p text:style-name="P15">Forzar los cambios</text:p>
      <text:p text:style-name="P15"/>
      <text:p text:style-name="P15">git push origin -f “nombre branch”</text:p>
      <text:p text:style-name="P26"/>
      <text:p text:style-name="P15">versiones </text:p>
      <text:p text:style-name="P15"/>
      <text:p text:style-name="P15">agregar version larga</text:p>
      <text:p text:style-name="P15"/>
      <text:p text:style-name="P15">git tag -a v0.8 -m “Version 0,8 del proyecto” <text:span text:style-name="T6">(opcional numerode comit)</text:span></text:p>
      <text:p text:style-name="P15"/>
      <text:p text:style-name="P16">subir version a git hub</text:p>
      <text:p text:style-name="P16"/>
      <text:p text:style-name="P16">git push origin v0.8</text:p>
      <text:p text:style-name="P16"/>
      <text:p text:style-name="P16">subir todos los tags versione</text:p>
      <text:p text:style-name="P16"/>
      <text:p text:style-name="P16">git <text:span text:style-name="T4">push</text:span> origin --tags</text:p>
      <text:p text:style-name="P18"/>
      <text:p text:style-name="P17">ramas ocultas</text:p>
      <text:p text:style-name="P17"/>
      <text:p text:style-name="P17">git <text:s/>branch -a</text:p>
      <text:p text:style-name="P17"/>
      <text:p text:style-name="P19">descarga los repositorio y los ubica en la rama oculta si se trabaja en equipo</text:p>
      <text:p text:style-name="P17"/>
      <text:p text:style-name="P19">git fetch origin</text:p>
      <text:p text:style-name="P19"/>
      <text:p text:style-name="P20"/>
      <text:p text:style-name="P20">fusiona la rama remota oculta con la local <text:s text:c="9"/></text:p>
      <text:p text:style-name="P20"/>
      <text:p text:style-name="P20">git merge origin/master</text:p>
      <text:p text:style-name="P20"/>
      <text:p text:style-name="P27"/>
      <text:p text:style-name="P21">genera llave ssh</text:p>
      <text:p text:style-name="P21"/>
      <text:p text:style-name="P21">ssh-keygen</text:p>
      <text:p text:style-name="P21"/>
      <text:p text:style-name="P21"/>
      <text:p text:style-name="P17"/>
      <text:p text:style-name="P17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3T10:36:23.669108014</meta:creation-date>
    <dc:date>2017-06-19T15:04:57.082573500</dc:date>
    <meta:editing-duration>PT1H52M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3" meta:paragraph-count="71" meta:word-count="365" meta:character-count="2132" meta:non-whitespace-character-count="1824"/>
  </office:meta>
</office:document-meta>
</file>